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99ccff" draw:fill-hatch-solid="false" draw:textarea-vertical-align="middle" draw:fit-to-contour="fals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Entity">
      <style:graphic-properties draw:fill="solid" draw:fill-color="#99ccff" draw:fill-hatch-solid="false" draw:textarea-vertical-align="middle"/>
    </style:style>
    <style:style style:name="gr4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Index">
      <style:graphic-properties draw:fill="solid" draw:fill-hatch-solid="false" draw:textarea-vertical-align="middle" draw:fit-to-contour="false"/>
    </style:style>
    <style:style style:name="gr7" style:family="graphic" style:parent-style-name="Entity">
      <style:graphic-properties draw:fill="solid" draw:fill-hatch-solid="false" draw:textarea-vertical-align="middle" draw:fit-to-contour="false"/>
    </style:style>
    <style:style style:name="gr8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9" style:family="graphic" style:parent-style-name="Relation">
      <style:graphic-properties svg:stroke-width="0cm" svg:stroke-color="#808080" draw:marker-start-width="0.2cm" draw:marker-end-width="0.2cm" draw:textarea-vertical-align="middle" draw:auto-grow-height="false" fo:padding-top="0cm" fo:padding-bottom="0cm" fo:padding-left="0cm" fo:padding-right="0cm"/>
    </style:style>
    <style:style style:name="gr10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 fo:font-weight="bold" style:font-weight-asian="bold" style:font-weight-complex="bold"/>
    </style:style>
    <style:style style:name="P4" style:family="paragraph">
      <style:paragraph-properties fo:text-align="center"/>
      <style:text-properties fo:font-size="10pt"/>
    </style:style>
    <style:style style:name="T1" style:family="text">
      <style:text-properties fo:font-size="11pt" fo:language="en" fo:country="AU"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weight-asian="bold" style:font-weight-complex="bold"/>
    </style:style>
    <style:style style:name="T5" style:family="text">
      <style:text-properties fo:font-size="11pt" fo:font-weight="bold" style:font-weight-asian="bold" style:font-weight-complex="bold"/>
    </style:style>
    <style:style style:name="T6" style:family="text">
      <style:text-properties fo:font-size="11pt" style:text-underline-style="none" fo:font-weight="bold" style:font-weight-asian="bold" style:font-weight-complex="bold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cm" svg:height="3.667cm" svg:x="3.333cm" svg:y="7.938cm">
          <draw:glue-point draw:id="4" svg:x="-1.836cm" svg:y="5.001cm"/>
          <draw:glue-point draw:id="5" svg:x="5cm" svg:y="5.006cm"/>
          <draw:glue-point draw:id="6" svg:x="-3.446cm" svg:y="-4.998cm"/>
          <draw:glue-point draw:id="7" svg:x="3.388cm" svg:y="-4.998cm"/>
          <text:p text:style-name="P1"><text:span text:style-name="T1">Games</text:span></text:p>
          <text:p text:style-name="P1"><text:span text:style-name="T2">gameID</text:span></text:p>
          <text:p text:style-name="P1"><text:span text:style-name="T3">Year</text:span></text:p>
        </draw:rect>
        <draw:custom-shape draw:style-name="gr2" draw:text-style-name="P3" xml:id="id2" draw:id="id2" draw:layer="layout" svg:width="2.87cm" svg:height="1.304cm" svg:x="2.83cm" svg:y="4.7cm">
          <text:p text:style-name="P1"><text:span text:style-name="T4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3" draw:id="id3" draw:layer="layout" svg:width="3.13cm" svg:height="2cm" svg:x="2.7cm" svg:y="1.666cm">
          <draw:glue-point draw:id="4" svg:x="5cm" svg:y="5.006cm"/>
          <text:p text:style-name="P1"><text:span text:style-name="T5">Season</text:span></text:p>
          <text:p text:style-name="P1"><text:span text:style-name="T2">name</text:span></text:p>
        </draw:rect>
        <draw:connector draw:style-name="gr4" draw:text-style-name="P1" draw:layer="layout" svg:x1="4.266cm" svg:y1="7.939cm" svg:x2="4.265cm" svg:y2="6.004cm" draw:start-shape="id1" draw:start-glue-point="6" draw:end-shape="id2" draw:end-glue-point="6" svg:d="m4266 7939v-967h-1v-968">
          <text:p/>
        </draw:connector>
        <draw:connector draw:style-name="gr5" draw:text-style-name="P1" draw:layer="layout" svg:x1="4.265cm" svg:y1="4.7cm" svg:x2="4.265cm" svg:y2="3.666cm" draw:start-shape="id2" draw:start-glue-point="4" draw:end-shape="id3" draw:end-glue-point="2" svg:d="m4265 4700v-1034">
          <text:p/>
        </draw:connector>
        <draw:rect draw:style-name="gr6" draw:text-style-name="P2" xml:id="id14" draw:id="id14" draw:layer="layout" svg:width="3.13cm" svg:height="2cm" svg:x="17.7cm" svg:y="1.698cm">
          <draw:glue-point draw:id="4" svg:x="5cm" svg:y="5.006cm"/>
          <text:p text:style-name="P1"><text:span text:style-name="T6">Countries</text:span></text:p>
          <text:p text:style-name="P1"><text:span text:style-name="T2">ioc_code</text:span></text:p>
          <text:p text:style-name="P1"><text:span text:style-name="T7">name</text:span></text:p>
          <text:p text:style-name="P1"><text:span text:style-name="T7"/></text:p>
        </draw:rect>
        <draw:rect draw:style-name="gr7" draw:text-style-name="P2" xml:id="id8" draw:id="id8" draw:layer="layout" svg:width="3.13cm" svg:height="2cm" svg:x="14.503cm" svg:y="16.855cm">
          <draw:glue-point draw:id="4" svg:x="5cm" svg:y="5.006cm"/>
          <text:p text:style-name="P1"><text:span text:style-name="T5">Disciplines</text:span></text:p>
          <text:p text:style-name="P1"><text:span text:style-name="T2">discipID</text:span></text:p>
          <text:p text:style-name="P1"><text:span text:style-name="T3">name</text:span></text:p>
          <text:p text:style-name="P1"><text:span text:style-name="T3"/></text:p>
        </draw:rect>
        <draw:rect draw:style-name="gr7" draw:text-style-name="P2" xml:id="id11" draw:id="id11" draw:layer="layout" svg:width="3.13cm" svg:height="1.869cm" svg:x="24.003cm" svg:y="16.921cm">
          <draw:glue-point draw:id="4" svg:x="5cm" svg:y="5.006cm"/>
          <text:p text:style-name="P1"><text:span text:style-name="T5">Sports</text:span></text:p>
          <text:p text:style-name="P1"><text:span text:style-name="T2">sportID</text:span></text:p>
          <text:p text:style-name="P1"><text:span text:style-name="T3">name</text:span></text:p>
          <text:p text:style-name="P1"><text:span text:style-name="T3"/></text:p>
        </draw:rect>
        <draw:rect draw:style-name="gr7" draw:text-style-name="P2" xml:id="id5" draw:id="id5" draw:layer="layout" svg:width="3.13cm" svg:height="3.021cm" svg:x="4.666cm" svg:y="16.345cm">
          <draw:glue-point draw:id="4" svg:x="5cm" svg:y="5.006cm"/>
          <draw:glue-point draw:id="5" svg:x="-3.194cm" svg:y="-4.991cm"/>
          <draw:glue-point draw:id="6" svg:x="3.335cm" svg:y="-4.993cm"/>
          <text:p text:style-name="P1"><text:span text:style-name="T5">Events</text:span></text:p>
          <text:p text:style-name="P1"><text:span text:style-name="T2">eventID</text:span></text:p>
          <text:p text:style-name="P1"><text:span text:style-name="T3">name</text:span></text:p>
        </draw:rect>
        <draw:custom-shape draw:style-name="gr2" draw:text-style-name="P3" xml:id="id4" draw:id="id4" draw:layer="layout" svg:width="2.87cm" svg:height="1.304cm" svg:x="6.931cm" svg:y="4.696cm">
          <text:p text:style-name="P1"><text:span text:style-name="T4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8.366cm" svg:y1="6cm" svg:x2="8.365cm" svg:y2="7.939cm" draw:start-shape="id4" draw:start-glue-point="6" draw:end-shape="id1" draw:end-glue-point="7" svg:d="m8366 6000v970h-1v969">
          <text:p/>
        </draw:connector>
        <draw:custom-shape draw:style-name="gr9" draw:text-style-name="P4" xml:id="id6" draw:id="id6" draw:layer="layout" svg:width="4.673cm" svg:height="3.334cm" svg:x="8.9cm" svg:y="12.732cm">
          <text:p text:style-name="P1"><text:span text:style-name="T8">Participation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2.87cm" svg:height="1.971cm" svg:x="3.796cm" svg:y="12.962cm">
          <text:p text:style-name="P1"><text:span text:style-name="T4">Happen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7.274cm" svg:y1="16.347cm" svg:x2="8.9cm" svg:y2="14.399cm" draw:start-shape="id5" draw:start-glue-point="6" draw:end-shape="id6" draw:end-glue-point="5" svg:d="m7274 16347v-1948h1626">
          <text:p/>
        </draw:connector>
        <draw:custom-shape draw:style-name="gr2" draw:text-style-name="P4" xml:id="id7" draw:id="id7" draw:layer="layout" svg:width="2.87cm" svg:height="1.971cm" svg:x="10cm" svg:y="16.87cm">
          <text:p text:style-name="P1"><text:span text:style-name="T4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796cm" svg:y1="17.855cm" svg:x2="10cm" svg:y2="17.856cm" draw:start-shape="id5" draw:start-glue-point="1" draw:end-shape="id7" draw:end-glue-point="5" svg:d="m7796 17855h1102v1h1102">
          <text:p/>
        </draw:connector>
        <draw:connector draw:style-name="gr5" draw:text-style-name="P1" draw:layer="layout" svg:x1="12.87cm" svg:y1="17.856cm" svg:x2="14.503cm" svg:y2="17.855cm" draw:start-shape="id7" draw:start-glue-point="7" draw:end-shape="id8" draw:end-glue-point="3" svg:d="m12870 17856h817v-1h816">
          <text:p/>
        </draw:connector>
        <draw:connector draw:style-name="gr5" draw:text-style-name="P1" draw:layer="layout" svg:x1="5.232cm" svg:y1="11.604cm" svg:x2="5.231cm" svg:y2="12.962cm" draw:start-shape="id1" draw:start-glue-point="4" draw:end-shape="id9" svg:d="m5232 11604v679h-1v679">
          <text:p/>
        </draw:connector>
        <draw:connector draw:style-name="gr11" draw:text-style-name="P1" draw:layer="layout" svg:x1="5.231cm" svg:y1="14.933cm" svg:x2="5.232cm" svg:y2="16.348cm" draw:start-shape="id9" draw:start-glue-point="6" draw:end-shape="id5" draw:end-glue-point="5" svg:d="m5231 14933v706h1v709">
          <text:p/>
        </draw:connector>
        <draw:custom-shape draw:style-name="gr2" draw:text-style-name="P3" xml:id="id15" draw:id="id15" draw:layer="layout" svg:width="2.87cm" svg:height="1.434cm" svg:x="17.873cm" svg:y="5.125cm">
          <text:p text:style-name="P1"><text:span text:style-name="T4">Repres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0" draw:id="id10" draw:layer="layout" svg:width="2.87cm" svg:height="1.971cm" svg:x="19.796cm" svg:y="16.87cm">
          <text:p text:style-name="P1"><text:span text:style-name="T4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7.633cm" svg:y1="17.855cm" svg:x2="19.796cm" svg:y2="17.855cm" draw:start-shape="id8" draw:start-glue-point="1" draw:end-shape="id10" svg:d="m17633 17855h2163">
          <text:p/>
        </draw:connector>
        <draw:connector draw:style-name="gr5" draw:text-style-name="P1" draw:layer="layout" svg:x1="22.666cm" svg:y1="17.856cm" svg:x2="24.003cm" svg:y2="17.855cm" draw:start-shape="id10" draw:start-glue-point="7" draw:end-shape="id11" draw:end-glue-point="3" svg:d="m22666 17856h669v-1h668">
          <text:p/>
        </draw:connector>
        <draw:rect draw:style-name="gr7" draw:text-style-name="P2" xml:id="id18" draw:id="id18" draw:layer="layout" svg:width="3.13cm" svg:height="3cm" svg:x="23.143cm" svg:y="9.225cm">
          <draw:glue-point draw:id="4" svg:x="5cm" svg:y="5.006cm"/>
          <draw:glue-point draw:id="5" svg:x="5.003cm" svg:y="4.997cm"/>
          <text:p text:style-name="P1"><text:span text:style-name="T5">Athletes</text:span></text:p>
          <text:p text:style-name="P1"><text:span text:style-name="T2">athleteID</text:span></text:p>
          <text:p text:style-name="P1"><text:span text:style-name="T3">name</text:span></text:p>
          <text:p text:style-name="P1"><text:span text:style-name="T3"/></text:p>
        </draw:rect>
        <draw:rect draw:style-name="gr6" draw:text-style-name="P2" xml:id="id12" draw:id="id12" draw:layer="layout" svg:width="3.13cm" svg:height="2cm" svg:x="6.801cm" svg:y="1.698cm">
          <draw:glue-point draw:id="4" svg:x="5cm" svg:y="0cm"/>
          <draw:glue-point draw:id="5" svg:x="5cm" svg:y="5.006cm"/>
          <text:p text:style-name="P1"><text:span text:style-name="T6">Cities</text:span></text:p>
          <text:p text:style-name="P1"><text:span text:style-name="T2">cityID</text:span></text:p>
          <text:p text:style-name="P1"><text:span text:style-name="T7">name</text:span></text:p>
        </draw:rect>
        <draw:connector draw:style-name="gr4" draw:text-style-name="P1" draw:layer="layout" svg:x1="9.931cm" svg:y1="2.698cm" svg:x2="12.7cm" svg:y2="2.699cm" draw:start-shape="id12" draw:start-glue-point="4" draw:end-shape="id13" draw:end-glue-point="5" svg:d="m9931 2698h1385v1h1384">
          <text:p/>
        </draw:connector>
        <draw:custom-shape draw:style-name="gr2" draw:text-style-name="P3" xml:id="id13" draw:id="id13" draw:layer="layout" svg:width="2.87cm" svg:height="1.971cm" svg:x="12.7cm" svg:y="1.713cm">
          <text:p text:style-name="P1"><text:span text:style-name="T4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57cm" svg:y1="2.699cm" svg:x2="17.7cm" svg:y2="2.698cm" draw:start-shape="id13" draw:start-glue-point="7" draw:end-shape="id14" draw:end-glue-point="3" svg:d="m15570 2699h1065v-1h1065">
          <text:p/>
        </draw:connector>
        <draw:connector draw:style-name="gr5" draw:text-style-name="P1" draw:layer="layout" svg:x1="8.366cm" svg:y1="3.698cm" svg:x2="8.366cm" svg:y2="4.696cm" draw:start-shape="id12" draw:start-glue-point="2" draw:end-shape="id4" draw:end-glue-point="4" svg:d="m8366 3698v998">
          <text:p/>
        </draw:connector>
        <draw:connector draw:style-name="gr5" draw:text-style-name="P1" draw:layer="layout" svg:x1="19.265cm" svg:y1="3.698cm" svg:x2="19.308cm" svg:y2="5.125cm" draw:start-shape="id14" draw:start-glue-point="2" draw:end-shape="id15" draw:end-glue-point="4" svg:d="m19265 3698v714h43v713">
          <text:p/>
        </draw:connector>
        <draw:rect draw:style-name="gr7" draw:text-style-name="P2" xml:id="id16" draw:id="id16" draw:layer="layout" svg:width="3.13cm" svg:height="2cm" svg:x="14.346cm" svg:y="9.659cm">
          <draw:glue-point draw:id="4" svg:x="5cm" svg:y="5.006cm"/>
          <text:p text:style-name="P1"><text:span text:style-name="T5">Teams</text:span></text:p>
          <text:p text:style-name="P1"><text:span text:style-name="T2">teamID</text:span></text:p>
          <text:p text:style-name="P1"><text:span text:style-name="T7"/></text:p>
          <text:p text:style-name="P1"><text:span text:style-name="T3"/></text:p>
        </draw:rect>
        <draw:connector draw:style-name="gr12" draw:text-style-name="P1" draw:layer="layout" svg:x1="15.911cm" svg:y1="9.659cm" svg:x2="19.308cm" svg:y2="6.559cm" draw:start-shape="id16" draw:start-glue-point="0" draw:end-shape="id15" svg:d="m15911 9659v-1549h3397v-1551">
          <text:p/>
        </draw:connector>
        <draw:custom-shape draw:style-name="gr2" draw:text-style-name="P4" xml:id="id17" draw:id="id17" draw:layer="layout" svg:width="2.87cm" svg:height="1.971cm" svg:x="18.939cm" svg:y="9.74cm">
          <text:p text:style-name="P1"><text:span text:style-name="T4">Membershi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1.809cm" svg:y1="10.726cm" svg:x2="23.143cm" svg:y2="10.725cm" draw:start-shape="id17" draw:start-glue-point="7" draw:end-shape="id18" svg:d="m21809 10726h667v-1h667">
          <text:p/>
        </draw:connector>
        <draw:connector draw:style-name="gr13" draw:text-style-name="P1" draw:layer="layout" svg:x1="18.939cm" svg:y1="10.726cm" svg:x2="17.476cm" svg:y2="10.659cm" draw:start-shape="id17" draw:start-glue-point="5" draw:end-shape="id16" svg:d="m18939 10726h-731v-67h-732">
          <text:p/>
        </draw:connector>
        <draw:connector draw:style-name="gr12" draw:text-style-name="P1" draw:layer="layout" svg:x1="15.911cm" svg:y1="11.659cm" svg:x2="13.573cm" svg:y2="14.399cm" draw:start-shape="id16" draw:start-glue-point="2" draw:end-shape="id6" draw:end-glue-point="7" svg:d="m15911 11659v2740h-23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4T15:53:47.04</dc:date>
    <meta:editing-duration>P2DT4H51M52S</meta:editing-duration>
    <meta:editing-cycles>111</meta:editing-cycles>
    <dc:creator>Cudré Pascal Pascal</dc:creator>
    <meta:document-statistic meta:object-count="36"/>
  </office:meta>
</office:document-meta>
</file>